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Liberation Mono" svg:font-family="Liberation Mono" style:font-family-generic="modern" style:font-pitch="fixed"/>
    <style:font-face style:name="OpenSymbol" style:font-charset="x-symbol" svg:font-family="OpenSymbol" style:font-family-generic="system"/>
  </office:font-face-decls>
  <office:automatic-styles>
    <style:style style:name="P1" style:parent-style-name="Otsikko1" style:master-page-name="MP0" style:family="paragraph">
      <style:paragraph-properties fo:break-before="page"/>
    </style:style>
    <style:style style:name="T2" style:parent-style-name="Kappaleenoletusfontti" style:family="text">
      <style:text-properties style:font-name="Calibri" style:font-name-asian="Times New Roman" style:font-name-complex="Calibri" fo:font-size="11pt" style:font-size-asian="11pt" style:font-size-complex="11pt" fo:language="en" fo:country="US" style:language-asian="fi" style:country-asian="FI"/>
    </style:style>
    <style:style style:name="P3" style:parent-style-name="Standard" style:family="paragraph">
      <style:paragraph-properties fo:margin-bottom="0in"/>
      <style:text-properties style:font-name-asian="Times New Roman" style:font-name-complex="Calibri" fo:language="en" fo:country="US" style:language-asian="fi" style:country-asian="FI"/>
    </style:style>
    <style:style style:name="P4" style:parent-style-name="Standard" style:family="paragraph">
      <style:paragraph-properties fo:margin-bottom="0in"/>
    </style:style>
    <style:style style:name="T5" style:parent-style-name="Kappaleenoletusfontti" style:family="text">
      <style:text-properties style:font-name-asian="Times New Roman" style:font-name-complex="Calibri" fo:color="#000000" fo:language="en" fo:country="US" style:language-asian="fi" style:country-asian="FI"/>
    </style:style>
    <style:style style:name="T6" style:parent-style-name="Kappaleenoletusfontti" style:family="text">
      <style:text-properties style:font-name-complex="Calibri" fo:language="en" fo:country="US"/>
    </style:style>
    <style:style style:name="P7" style:parent-style-name="Standard" style:family="paragraph">
      <style:paragraph-properties fo:margin-bottom="0in"/>
    </style:style>
    <style:style style:name="T8" style:parent-style-name="Kappaleenoletusfontti" style:family="text">
      <style:text-properties style:font-name-asian="Times New Roman" style:font-name-complex="Calibri" fo:color="#000000" fo:language="en" fo:country="US" style:language-asian="fi" style:country-asian="FI"/>
    </style:style>
    <style:style style:name="T9" style:parent-style-name="Kappaleenoletusfontti" style:family="text">
      <style:text-properties style:font-name-asian="Times New Roman" style:font-name-complex="Calibri" fo:language="en" fo:country="US" style:language-asian="fi" style:country-asian="FI"/>
    </style:style>
    <style:style style:name="T10" style:parent-style-name="Kappaleenoletusfontti" style:family="text">
      <style:text-properties style:font-name-asian="Times New Roman" style:font-name-complex="Calibri" fo:language="en" fo:country="US" style:language-asian="fi" style:country-asian="FI"/>
    </style:style>
    <style:style style:name="P11" style:parent-style-name="Standard" style:family="paragraph">
      <style:paragraph-properties fo:margin-bottom="0in"/>
      <style:text-properties style:font-name-asian="Times New Roman" style:font-name-complex="Calibri" fo:language="en" fo:country="US" style:language-asian="fi" style:country-asian="FI"/>
    </style:style>
    <style:style style:name="P12" style:parent-style-name="Standard" style:family="paragraph">
      <style:paragraph-properties fo:margin-bottom="0in"/>
      <style:text-properties style:font-name-asian="Times New Roman" style:font-name-complex="Calibri" fo:language="en" fo:country="US" style:language-asian="fi" style:country-asian="FI"/>
    </style:style>
    <style:style style:name="P13" style:parent-style-name="Standard" style:family="paragraph">
      <style:paragraph-properties fo:margin-bottom="0in"/>
      <style:text-properties style:font-name-asian="Times New Roman" style:font-name-complex="Calibri" fo:language="en" fo:country="US" style:language-asian="fi" style:country-asian="FI"/>
    </style:style>
    <style:style style:name="P14" style:parent-style-name="Standard" style:family="paragraph">
      <style:paragraph-properties fo:margin-bottom="0in"/>
    </style:style>
    <style:style style:name="T15" style:parent-style-name="Kappaleenoletusfontti" style:family="text">
      <style:text-properties style:font-name-asian="Times New Roman" style:font-name-complex="Calibri" fo:color="#000000" fo:language="en" fo:country="US" style:language-asian="fi" style:country-asian="FI"/>
    </style:style>
    <style:style style:name="P16" style:parent-style-name="Standard" style:family="paragraph">
      <style:paragraph-properties fo:margin-bottom="0in"/>
      <style:text-properties style:font-name-asian="Times New Roman" style:font-name-complex="Calibri" fo:color="#000000" fo:language="en" fo:country="US" style:language-asian="fi" style:country-asian="FI"/>
    </style:style>
    <style:style style:name="P17" style:parent-style-name="Standard" style:family="paragraph">
      <style:paragraph-properties fo:margin-bottom="0in"/>
    </style:style>
    <style:style style:name="T18" style:parent-style-name="Kappaleenoletusfontti" style:family="text">
      <style:text-properties style:font-name-asian="Times New Roman" style:font-name-complex="Calibri" fo:color="#000000" fo:language="en" fo:country="US" style:language-asian="fi" style:country-asian="FI"/>
    </style:style>
    <style:style style:name="P19" style:parent-style-name="Standard" style:family="paragraph">
      <style:paragraph-properties fo:margin-bottom="0in"/>
    </style:style>
    <style:style style:name="P20" style:parent-style-name="Standard" style:family="paragraph">
      <style:paragraph-properties fo:margin-bottom="0in"/>
    </style:style>
    <style:style style:name="T21" style:parent-style-name="Kappaleenoletusfontti" style:family="text">
      <style:text-properties style:font-name-asian="Times New Roman" style:font-name-complex="Calibri" fo:color="#000000" fo:language="en" fo:country="US" style:language-asian="fi" style:country-asian="FI"/>
    </style:style>
    <style:style style:name="P22" style:parent-style-name="Standard" style:family="paragraph">
      <style:paragraph-properties fo:margin-bottom="0in"/>
      <style:text-properties style:font-name-asian="Times New Roman" style:font-name-complex="Calibri" fo:color="#000000" fo:language="en" fo:country="US" style:language-asian="fi" style:country-asian="FI"/>
    </style:style>
    <style:style style:name="P23" style:parent-style-name="Standard" style:family="paragraph">
      <style:paragraph-properties fo:margin-bottom="0in"/>
    </style:style>
    <style:style style:name="T24" style:parent-style-name="Kappaleenoletusfontti" style:family="text">
      <style:text-properties style:font-name-asian="Times New Roman" style:font-name-complex="Calibri" fo:color="#000000" fo:language="en" fo:country="US" style:language-asian="fi" style:country-asian="FI"/>
    </style:style>
    <style:style style:name="P25" style:parent-style-name="Standard" style:family="paragraph">
      <style:paragraph-properties fo:margin-bottom="0in"/>
    </style:style>
    <style:style style:name="P26" style:parent-style-name="Standard" style:family="paragraph">
      <style:paragraph-properties fo:margin-bottom="0in"/>
    </style:style>
    <style:style style:name="T27" style:parent-style-name="Kappaleenoletusfontti" style:family="text">
      <style:text-properties style:font-name-asian="Times New Roman" style:font-name-complex="Calibri" fo:color="#000000" fo:language="en" fo:country="US" style:language-asian="fi" style:country-asian="FI"/>
    </style:style>
    <style:style style:name="P28" style:parent-style-name="Standard" style:family="paragraph">
      <style:paragraph-properties fo:margin-bottom="0in"/>
      <style:text-properties style:font-name-asian="Times New Roman" style:font-name-complex="Calibri" fo:color="#000000" fo:language="en" fo:country="US" style:language-asian="fi" style:country-asian="FI"/>
    </style:style>
    <style:style style:name="P29" style:parent-style-name="Standard" style:family="paragraph">
      <style:paragraph-properties fo:margin-bottom="0in"/>
      <style:text-properties style:font-name-asian="Times New Roman" style:font-name-complex="Calibri" fo:color="#000000" fo:language="en" fo:country="US" style:language-asian="fi" style:country-asian="FI"/>
    </style:style>
    <style:style style:name="P30" style:parent-style-name="Standard" style:family="paragraph">
      <style:paragraph-properties fo:margin-bottom="0in"/>
      <style:text-properties style:font-name-asian="Times New Roman" style:font-name-complex="Calibri" fo:color="#000000" fo:language="en" fo:country="US" style:language-asian="fi" style:country-asian="FI"/>
    </style:style>
    <style:style style:name="P31" style:parent-style-name="Standard" style:family="paragraph">
      <style:paragraph-properties fo:margin-bottom="0in"/>
      <style:text-properties style:font-name-asian="Times New Roman" style:font-name-complex="Calibri" fo:color="#000000" fo:language="en" fo:country="US" style:language-asian="fi" style:country-asian="FI"/>
    </style:style>
    <style:style style:name="P32" style:parent-style-name="Standard" style:family="paragraph">
      <style:paragraph-properties fo:margin-bottom="0in"/>
      <style:text-properties style:font-name-asian="Times New Roman" style:font-name-complex="Calibri" fo:color="#000000" fo:language="en" fo:country="US" style:language-asian="fi" style:country-asian="FI"/>
    </style:style>
    <style:style style:name="T33" style:parent-style-name="Kappaleenoletusfontti" style:family="text">
      <style:text-properties style:font-name-asian="Times New Roman" style:font-name-complex="Calibri" fo:color="#000000" fo:language="en" fo:country="US" style:language-asian="fi" style:country-asian="FI"/>
    </style:style>
    <style:style style:name="T34" style:parent-style-name="Kappaleenoletusfontti" style:family="text">
      <style:text-properties fo:language="en" fo:country="US"/>
    </style:style>
    <style:style style:name="P35" style:parent-style-name="Vaintekstinä" style:family="paragraph">
      <style:text-properties fo:language="en" fo:country="US"/>
    </style:style>
    <style:style style:name="P36" style:parent-style-name="Vaintekstinä" style:family="paragraph">
      <style:text-properties fo:language="en" fo:country="US"/>
    </style:style>
    <style:style style:name="P37" style:parent-style-name="Vaintekstinä" style:family="paragraph">
      <style:text-properties fo:language="en" fo:country="US"/>
    </style:style>
    <style:style style:name="P38" style:parent-style-name="Vaintekstinä" style:family="paragraph">
      <style:text-properties fo:language="en" fo:country="US"/>
    </style:style>
    <style:style style:name="P39" style:parent-style-name="Vaintekstinä" style:family="paragraph">
      <style:text-properties fo:language="en" fo:country="US"/>
    </style:style>
    <style:style style:name="P40" style:parent-style-name="Vaintekstinä" style:family="paragraph">
      <style:text-properties fo:language="en" fo:country="US"/>
    </style:style>
    <style:style style:name="P41" style:parent-style-name="Vaintekstinä" style:family="paragraph">
      <style:text-properties fo:language="en" fo:country="US"/>
    </style:style>
    <style:style style:name="P42" style:parent-style-name="Vaintekstinä" style:family="paragraph">
      <style:text-properties fo:language="en" fo:country="US"/>
    </style:style>
    <style:style style:name="P43" style:parent-style-name="Vaintekstinä" style:family="paragraph">
      <style:text-properties fo:language="en" fo:country="US"/>
    </style:style>
    <style:style style:name="P44" style:parent-style-name="Vaintekstinä" style:family="paragraph">
      <style:text-properties fo:language="en" fo:country="US"/>
    </style:style>
    <style:style style:name="P45" style:parent-style-name="Vaintekstinä" style:family="paragraph">
      <style:text-properties fo:language="en" fo:country="US"/>
    </style:style>
    <style:style style:name="P46" style:parent-style-name="Vaintekstinä" style:family="paragraph">
      <style:text-properties fo:language="en" fo:country="US"/>
    </style:style>
    <style:style style:name="P47" style:parent-style-name="Vaintekstinä" style:family="paragraph">
      <style:text-properties fo:language="en" fo:country="US"/>
    </style:style>
    <style:style style:name="P48" style:parent-style-name="Vaintekstinä" style:family="paragraph">
      <style:text-properties fo:language="en" fo:country="US"/>
    </style:style>
    <style:style style:name="P49" style:parent-style-name="Standard" style:family="paragraph">
      <style:paragraph-properties fo:margin-bottom="0in"/>
      <style:text-properties style:font-name-asian="Times New Roman" style:font-name-complex="Calibri" fo:color="#000000" fo:language="en" fo:country="US" style:language-asian="fi" style:country-asian="FI"/>
    </style:style>
    <style:style style:name="P50" style:parent-style-name="Standard" style:family="paragraph">
      <style:paragraph-properties fo:margin-bottom="0in"/>
      <style:text-properties style:font-name-asian="Times New Roman" style:font-name-complex="Calibri" fo:color="#000000" fo:language="en" fo:country="US" style:language-asian="fi" style:country-asian="FI"/>
    </style:style>
    <style:style style:name="P51" style:parent-style-name="Standard" style:family="paragraph">
      <style:paragraph-properties fo:margin-bottom="0in"/>
      <style:text-properties style:font-name-asian="Times New Roman" style:font-name-complex="Calibri" fo:color="#000000" fo:language="en" fo:country="US" style:language-asian="fi" style:country-asian="FI"/>
    </style:style>
    <style:style style:name="P52" style:parent-style-name="Standard" style:family="paragraph">
      <style:paragraph-properties fo:margin-bottom="0in"/>
      <style:text-properties style:font-name-asian="Times New Roman" style:font-name-complex="Calibri" fo:font-weight="bold" style:font-weight-asian="bold" fo:color="#000000" fo:language="en" fo:country="US" style:language-asian="fi" style:country-asian="FI"/>
    </style:style>
    <style:style style:name="P53" style:parent-style-name="Standard" style:family="paragraph">
      <style:paragraph-properties fo:margin-bottom="0in"/>
      <style:text-properties style:font-name-asian="Times New Roman" style:font-name-complex="Calibri" fo:color="#000000" fo:language="en" fo:country="US" style:language-asian="fi" style:country-asian="FI"/>
    </style:style>
    <style:style style:name="P54" style:parent-style-name="Standard" style:family="paragraph">
      <style:paragraph-properties fo:margin-bottom="0in"/>
      <style:text-properties style:font-name-asian="Times New Roman" style:font-name-complex="Calibri" fo:color="#000000" fo:language="en" fo:country="US" style:language-asian="fi" style:country-asian="FI"/>
    </style:style>
    <style:style style:name="P55" style:parent-style-name="Standard" style:family="paragraph">
      <style:paragraph-properties fo:margin-bottom="0in"/>
      <style:text-properties style:font-name-asian="Times New Roman" style:font-name-complex="Calibri" fo:color="#000000" fo:language="en" fo:country="US" style:language-asian="fi" style:country-asian="FI"/>
    </style:style>
    <style:style style:name="T56" style:parent-style-name="Kappaleenoletusfontti" style:family="text">
      <style:text-properties fo:language="en" fo:country="US" style:language-asian="fi" style:country-asian="FI"/>
    </style:style>
    <style:style style:name="T57" style:parent-style-name="Kappaleenoletusfontti" style:family="text">
      <style:text-properties fo:language="en" fo:country="US" style:language-asian="fi" style:country-asian="FI"/>
    </style:style>
    <style:style style:name="P58" style:parent-style-name="Vaintekstinä" style:family="paragraph">
      <style:text-properties style:font-name-asian="Times New Roman" style:font-name-complex="Calibri" fo:color="#000000" fo:language="en" fo:country="US" style:language-asian="fi" style:country-asian="FI"/>
    </style:style>
    <style:style style:name="P59" style:parent-style-name="Vaintekstinä" style:family="paragraph">
      <style:text-properties fo:language="en" fo:country="US" style:language-asian="fi" style:country-asian="FI"/>
    </style:style>
    <style:style style:name="P60" style:parent-style-name="Vaintekstinä" style:family="paragraph">
      <style:text-properties fo:language="en" fo:country="US" style:language-asian="fi" style:country-asian="FI"/>
    </style:style>
    <style:style style:name="P61" style:parent-style-name="Vaintekstinä" style:family="paragraph">
      <style:text-properties style:font-name-asian="Times New Roman" style:font-name-complex="Calibri" fo:color="#000000" fo:language="en" fo:country="US" style:language-asian="fi" style:country-asian="FI"/>
    </style:style>
    <style:style style:name="P62" style:parent-style-name="Vaintekstinä" style:family="paragraph">
      <style:text-properties style:font-name-asian="Times New Roman" style:font-name-complex="Calibri" fo:color="#000000" fo:language="en" fo:country="US" style:language-asian="fi" style:country-asian="FI"/>
    </style:style>
    <style:style style:name="P63" style:parent-style-name="Vaintekstinä" style:family="paragraph">
      <style:text-properties style:font-name-asian="Times New Roman" style:font-name-complex="Calibri" fo:color="#000000" fo:language="en" fo:country="US" style:language-asian="fi" style:country-asian="FI"/>
    </style:style>
    <style:style style:name="P64" style:parent-style-name="Vaintekstinä" style:family="paragraph">
      <style:text-properties style:font-name-asian="Times New Roman" style:font-name-complex="Calibri" fo:color="#000000" fo:language="en" fo:country="US" style:language-asian="fi" style:country-asian="FI"/>
    </style:style>
    <style:style style:name="P65" style:parent-style-name="Vaintekstinä" style:family="paragraph">
      <style:text-properties style:font-name-asian="Times New Roman" style:font-name-complex="Calibri" fo:color="#000000" fo:language="en" fo:country="US" style:language-asian="fi" style:country-asian="FI"/>
    </style:style>
    <style:style style:name="P66" style:parent-style-name="Vaintekstinä" style:family="paragraph">
      <style:text-properties style:font-name-asian="Times New Roman" style:font-name-complex="Calibri" fo:color="#000000" fo:language="en" fo:country="US" style:language-asian="fi" style:country-asian="FI"/>
    </style:style>
    <style:style style:name="P67" style:parent-style-name="Vaintekstinä" style:family="paragraph">
      <style:text-properties style:font-name-asian="Times New Roman" style:font-name-complex="Calibri" fo:color="#000000" fo:language="en" fo:country="US" style:language-asian="fi" style:country-asian="FI"/>
    </style:style>
    <style:style style:name="P68" style:parent-style-name="Vaintekstinä" style:family="paragraph">
      <style:text-properties style:font-name-asian="Times New Roman" style:font-name-complex="Calibri" fo:color="#000000" fo:language="en" fo:country="US" style:language-asian="fi" style:country-asian="FI"/>
    </style:style>
    <style:style style:name="P69" style:parent-style-name="Vaintekstinä" style:family="paragraph">
      <style:text-properties style:font-name-asian="Times New Roman" style:font-name-complex="Calibri" fo:color="#000000" fo:language="en" fo:country="US" style:language-asian="fi" style:country-asian="FI"/>
    </style:style>
    <style:style style:name="P70" style:parent-style-name="Vaintekstinä" style:family="paragraph">
      <style:text-properties style:font-name-asian="Times New Roman" style:font-name-complex="Calibri" fo:color="#000000" fo:language="en" fo:country="US" style:language-asian="fi" style:country-asian="FI"/>
    </style:style>
    <style:style style:name="P71" style:parent-style-name="Vaintekstinä" style:family="paragraph">
      <style:text-properties style:font-name-asian="Times New Roman" style:font-name-complex="Calibri" fo:color="#000000" fo:language="en" fo:country="US" style:language-asian="fi" style:country-asian="FI"/>
    </style:style>
    <style:style style:name="P72" style:parent-style-name="Standard" style:family="paragraph">
      <style:paragraph-properties fo:margin-bottom="0in"/>
      <style:text-properties style:font-name-asian="Times New Roman" style:font-name-complex="Calibri" fo:color="#000000" fo:language="en" fo:country="US" style:language-asian="fi" style:country-asian="FI"/>
    </style:style>
    <style:style style:name="T73" style:parent-style-name="Hyperlinkki" style:family="text">
      <style:text-properties style:use-window-font-color="true" style:text-underline-type="none" fo:language="en" fo:country="US"/>
    </style:style>
    <style:style style:name="P74" style:parent-style-name="Vaintekstinä" style:family="paragraph">
      <style:text-properties fo:language="en" fo:country="US"/>
    </style:style>
    <style:style style:name="T75" style:parent-style-name="Hyperlinkki" style:family="text">
      <style:text-properties style:use-window-font-color="true" style:text-underline-type="none" fo:language="en" fo:country="US"/>
    </style:style>
    <style:style style:name="T76" style:parent-style-name="Hyperlinkki" style:family="text">
      <style:text-properties fo:language="en" fo:country="US"/>
    </style:style>
    <style:style style:name="P77" style:parent-style-name="Vaintekstinä" style:family="paragraph">
      <style:text-properties fo:language="en" fo:country="US"/>
    </style:style>
    <style:style style:name="T78" style:parent-style-name="Hyperlinkki" style:family="text">
      <style:text-properties style:use-window-font-color="true" style:text-underline-type="none" fo:language="en" fo:country="US"/>
    </style:style>
    <style:style style:name="T79" style:parent-style-name="Hyperlinkki" style:family="text">
      <style:text-properties style:use-window-font-color="true" style:text-underline-type="none" fo:language="en" fo:country="US"/>
    </style:style>
    <style:style style:name="T80" style:parent-style-name="Hyperlinkki" style:family="text">
      <style:text-properties style:use-window-font-color="true" style:text-underline-type="none" fo:language="en" fo:country="US"/>
    </style:style>
    <style:style style:name="T81" style:parent-style-name="Hyperlinkki" style:family="text">
      <style:text-properties style:use-window-font-color="true" style:text-underline-type="none" fo:language="en" fo:country="US"/>
    </style:style>
    <style:style style:name="T82" style:parent-style-name="Hyperlinkki" style:family="text">
      <style:text-properties style:use-window-font-color="true" style:text-underline-type="none" fo:language="en" fo:country="US"/>
    </style:style>
    <style:style style:name="T83" style:parent-style-name="Hyperlinkki" style:family="text">
      <style:text-properties style:use-window-font-color="true" style:text-underline-type="none" fo:language="en" fo:country="US"/>
    </style:style>
    <style:style style:name="T84" style:parent-style-name="Hyperlinkki" style:family="text">
      <style:text-properties style:use-window-font-color="true" style:text-underline-type="none" fo:language="en" fo:country="US"/>
    </style:style>
    <style:style style:name="T85" style:parent-style-name="Hyperlinkki" style:family="text">
      <style:text-properties style:use-window-font-color="true" style:text-underline-type="none" fo:language="en" fo:country="US"/>
    </style:style>
    <style:style style:name="T86" style:parent-style-name="Hyperlinkki" style:family="text">
      <style:text-properties style:use-window-font-color="true" style:text-underline-type="none" fo:language="en" fo:country="US"/>
    </style:style>
    <style:style style:name="T87" style:parent-style-name="Hyperlinkki" style:family="text">
      <style:text-properties style:use-window-font-color="true" style:text-underline-type="none" fo:language="en" fo:country="US"/>
    </style:style>
    <style:style style:name="T88" style:parent-style-name="Hyperlinkki" style:family="text">
      <style:text-properties style:use-window-font-color="true" style:text-underline-type="none" fo:language="en" fo:country="US"/>
    </style:style>
    <style:style style:name="T89" style:parent-style-name="Hyperlinkki" style:family="text">
      <style:text-properties style:use-window-font-color="true" style:text-underline-type="none" fo:language="en" fo:country="US"/>
    </style:style>
    <style:style style:name="T90" style:parent-style-name="Hyperlinkki" style:family="text">
      <style:text-properties style:use-window-font-color="true" style:text-underline-type="none" fo:language="en" fo:country="US"/>
    </style:style>
    <style:style style:name="P91" style:parent-style-name="Vaintekstinä" style:family="paragraph">
      <style:text-properties fo:language="en" fo:country="US"/>
    </style:style>
    <style:style style:name="P92" style:parent-style-name="Vaintekstinä" style:family="paragraph">
      <style:text-properties fo:language="en" fo:country="US"/>
    </style:style>
    <style:style style:name="P93" style:parent-style-name="Standard" style:family="paragraph">
      <style:paragraph-properties fo:margin-bottom="0in"/>
    </style:style>
    <style:style style:name="T94" style:parent-style-name="Kappaleenoletusfontti" style:family="text">
      <style:text-properties style:font-name-asian="Times New Roman" style:font-name-complex="Calibri" fo:color="#000000" fo:language="en" fo:country="US" style:language-asian="fi" style:country-asian="FI"/>
    </style:style>
    <style:style style:name="P95" style:parent-style-name="Standard" style:family="paragraph">
      <style:paragraph-properties fo:margin-bottom="0in"/>
    </style:style>
    <style:style style:name="T96" style:parent-style-name="Kappaleenoletusfontti" style:family="text">
      <style:text-properties style:font-name-asian="Times New Roman" style:font-name-complex="Calibri" fo:color="#000000" fo:language="en" fo:country="US" style:language-asian="fi" style:country-asian="FI"/>
    </style:style>
    <style:style style:name="P97" style:parent-style-name="Standard" style:family="paragraph">
      <style:paragraph-properties fo:margin-bottom="0in"/>
      <style:text-properties fo:language="en" fo:country="US"/>
    </style:style>
    <style:style style:name="P98" style:parent-style-name="Standard" style:family="paragraph">
      <style:paragraph-properties fo:margin-bottom="0in"/>
    </style:style>
    <style:style style:name="T99" style:parent-style-name="Kappaleenoletusfontti" style:family="text">
      <style:text-properties style:font-name-asian="Times New Roman" style:font-name-complex="Calibri" fo:color="#000000" fo:language="en" fo:country="US" style:language-asian="fi" style:country-asian="FI"/>
    </style:style>
  </office:automatic-styles>
  <office:body>
    <office:text text:use-soft-page-breaks="true">
      <text:h text:style-name="P1" text:outline-level="1"><text:span text:style-name="T2">DC SRAP meeting 30</text:span></text:h>
      <text:p text:style-name="P3"/>
      <text:p text:style-name="P4"><text:span text:style-name="T5">Time:<text:s/></text:span><text:span text:style-name="T6">2023-05-09, 15:00-16:00 UTC</text:span></text:p>
      <text:p text:style-name="P7"><text:span text:style-name="T8">Place: Zoom,</text:span><text:span text:style-name="T9"><text:s/></text:span><text:a xlink:href="https://helsinki.zoom.us/j/67426809443?pwd=QmJEdjY0dXFkMC9VWjNnSGx6cFlRdz09" office:target-frame-name="_top" xlink:show="replace"><text:span text:style-name="T10">https://helsinki.zoom.us/j/67426809443?pwd=QmJEdjY0dXFkMC9VWjNnSGx6cFlRdz09</text:span></text:a></text:p>
      <text:p text:style-name="P11"/>
      <text:p text:style-name="P12">Attending: Alasdair, Juha, Karen, Osma</text:p>
      <text:p text:style-name="P13"/>
      <text:p text:style-name="P14"><text:span text:style-name="T15">1. Opening of the meeting</text:span></text:p>
      <text:p text:style-name="P16"/>
      <text:p text:style-name="P17"><text:span text:style-name="T18">2. Appointment of the minutes taker</text:span></text:p>
      <text:p text:style-name="P19"/>
      <text:p text:style-name="P20"><text:span text:style-name="T21">Alasdair to take the minutes</text:span></text:p>
      <text:p text:style-name="P22"/>
      <text:p text:style-name="P23"><text:span text:style-name="T24">3. Approval of the agenda</text:span></text:p>
      <text:p text:style-name="P25"/>
      <text:p text:style-name="P26"><text:span text:style-name="T27">Approved</text:span></text:p>
      <text:p text:style-name="P28"/>
      <text:p text:style-name="P29">4. Minutes of previous meeting</text:p>
      <text:p text:style-name="P30"/>
      <text:p text:style-name="P31">2023-04-25, number 29. Karen to send a draft.<text:s/></text:p>
      <text:p text:style-name="P32"/>
      <text:p text:style-name="Vaintekstinä"><text:span text:style-name="T33">5.<text:s/></text:span><text:span text:style-name="T34">WG 16 Report to SC4, May 2023 meeting (Juha)</text:span></text:p>
      <text:p text:style-name="P35"/>
      <text:p text:style-name="P36">Juha has prepared a draft report on the work of SRAP-WG and circulated to the group. If there are any comments to the draft, they<text:s/>should be sent to the list prior to the meeting, if possible, or provided in the meeting.<text:s/></text:p>
      <text:p text:style-name="P37"/>
      <text:p text:style-name="P38">The report must be sent to ISO this week. One thing the report and/or the WG 16 meeting shall discuss is the future of the WG.<text:s/></text:p>
      <text:p text:style-name="P39"/>
      <text:p text:style-name="P40">ISO directives require Working Groups to be active. In this case there is a reason why WG 16 has been dormant (it is waiting for the SRAP AP), but ISO Central Secretariat may nevertheless decide to discontinue the working group, no matter what WG 16 says.<text:s/></text:p>
      <text:p text:style-name="P41"/>
      <text:p text:style-name="P42">Since it is relatively easy to restart WGs, it might be best to suggest that WG 16 is discontinued. If so, WG 16 meeting suggests this, and SC 4 meeting the day after makes the decision.<text:s/></text:p>
      <text:p text:style-name="P43"/>
      <text:p text:style-name="P44">If there is no WG, it is possible for DCMI to standardize the SRAP-enriched version of DCMIMT as a<text:s/>new edition of ISO 15836-2 via the so-called fast track process, which does not allow any changes to the standard but requires only one vote and does not require establishment of a WG. Downside of this procedure is that ISO becomes a rubber stamp, and there would be little interest to provide feedback. <text:s/></text:p>
      <text:p text:style-name="P45"/>
      <text:p text:style-name="P46">JH: Chair ISO WG 16, ISO 46/SC4; proposals to update DCMI Terms</text:p>
      <text:p text:style-name="P47">European governments look to ISO standards and align with WG 16 specs</text:p>
      <text:p text:style-name="P48">Working groups still open, but dormant; new terms from SRAP to be approved by Usage Board and review by WG 16</text:p>
      <text:p text:style-name="P49">Path to fast track revisions to DCT</text:p>
      <text:p text:style-name="P50">May need to disband group and re-start when new terms approved</text:p>
      <text:p text:style-name="P51"/>
      <text:p text:style-name="P52">Action: Juha to propose suspension of WG 16 at next SC4 meeting</text:p>
      <text:p text:style-name="P53"/>
      <text:soft-page-break/>
      <text:p text:style-name="P54">6. Enumeration</text:p>
      <text:p text:style-name="P55"/>
      <text:p text:style-name="Vaintekstinä"><text:span text:style-name="T56">GitHub issue:<text:s/></text:span><text:a xlink:href="https://github.com/dcmi/dc-srap/issues/28" office:target-frame-name="_top" xlink:show="replace"><text:span text:style-name="T57">https://github.com/dcmi/dc-srap/issues/28</text:span></text:a></text:p>
      <text:p text:style-name="P58"/>
      <text:p text:style-name="P59">On previous calls, we have discussed the need for fields and structures to express volume, number etc. in a way that is compatible with widely used formats and tooling. We have<text:s/>looked at how e.g. schema.org, DataCite and ISO 690:2021 express this kind of information.<text:s/></text:p>
      <text:p text:style-name="P60"/>
      <text:p text:style-name="P61">There are thousands of different citation guidelines, developed by publishers, individual scientific journals and others (like American Psychological Association<text:s/>see https://www.mendeley.com/guides/apa-citation-guide/). Selecting just one of them for choosing the enumeration data elements (semantics) and for expressing them (syntax) is not possible, so it is better to use another metadata specification as the starting point. Revised DataCite specification looks promising in this respect. <text:s text:c="2"/></text:p>
      <text:p text:style-name="P62"/>
      <text:p text:style-name="P63">This issue can be discussed when Jan is present in the meeting.<text:s/></text:p>
      <text:p text:style-name="P64"/>
      <text:p text:style-name="P65">OS: Look at file formats for bibliographic data exchange</text:p>
      <text:p text:style-name="P66">KC: Most use volume &amp; issue</text:p>
      <text:p text:style-name="P67">JH: MARC holdings format<text:s/>separates labels and values</text:p>
      <text:p text:style-name="P68">OS:<text:s/>RIS format is ‘lingua franca’; compare RIS with Data Cite</text:p>
      <text:p text:style-name="P69">JH: Pagination less important</text:p>
      <text:p text:style-name="P70">KC: Data Cite not RDF vocabulary</text:p>
      <text:p text:style-name="P71">JH: Want to see Data Cite specification –complexity of re-writing ISO standard</text:p>
      <text:p text:style-name="P72"/>
      <text:p text:style-name="Vaintekstinä"><text:span text:style-name="T73">7. Related dataset</text:span></text:p>
      <text:p text:style-name="P74"/>
      <text:p text:style-name="Vaintekstinä"><text:span text:style-name="T75">GitHub issue:<text:s/></text:span><text:a xlink:href="https://github.com/dcmi/dc-srap/issues/9" office:target-frame-name="_top" xlink:show="replace"><text:span text:style-name="T76">https://github.com/dcmi/dc-srap/issues/9</text:span></text:a></text:p>
      <text:p text:style-name="P77"/>
      <text:p text:style-name="Vaintekstinä"><text:span text:style-name="T78">On a previous call (28), we discussed the need and the name for a property that links a SRAP resource (e.g. a paper or thesis) to a data set that is published at (roughly) the same time by (roughly) the<text:s/></text:span><text:span text:style-name="T79">same people. For example, the data set that a paper was based on, or that was a byproduct of the research.<text:s/></text:span></text:p>
      <text:p text:style-name="Vaintekstinä"/>
      <text:p text:style-name="Vaintekstinä"><text:span text:style-name="T80">Several WG members felt that there is a need for this property, but the proposed property name “relatedDataset” does not feel right, because it enc</text:span><text:span text:style-name="T81">odes the type of the object (Dataset) into the property name, when it would be better to use RDF types/classes instead to encode type information.</text:span></text:p>
      <text:p text:style-name="Vaintekstinä"/>
      <text:p text:style-name="Vaintekstinä"><text:span text:style-name="T82">Has anyone come up with a better name, apart from making the name a bit more abstract (relatedData), which w</text:span><text:span text:style-name="T83">ould allow not only datesets but all other related data objects as well?<text:s/></text:span></text:p>
      <text:p text:style-name="Vaintekstinä"/>
      <text:p text:style-name="Vaintekstinä"><text:span text:style-name="T84">KC: Format is not part of relationship</text:span><text:span text:style-name="T85">; ‘data set’ may be of many different types, e.g. photographs</text:span></text:p>
      <text:p text:style-name="Vaintekstinä"><text:span text:style-name="T86">JH: Does ‘data set’ restrict things?</text:span></text:p>
      <text:p text:style-name="Vaintekstinä"><text:span text:style-name="T87">KC: Data set has URI – use type for data set</text:span></text:p>
      <text:p text:style-name="Vaintekstinä"><text:span text:style-name="T88">AM: Output of research group?</text:span></text:p>
      <text:p text:style-name="Vaintekstinä"><text:span text:style-name="T89">JH: Others could do research on resource later; use relatedData?</text:span></text:p>
      <text:p text:style-name="Vaintekstinä"><text:span text:style-name="T90">OS: Vague and needs to be more specific; output of same group; common to publish data as appendix to papers</text:span></text:p>
      <text:p text:style-name="P91">KC: dct:requires not quite right</text:p>
      <text:p text:style-name="P92"/>
      <text:p text:style-name="P93"><text:span text:style-name="T94">8. Any other business</text:span></text:p>
      <text:p text:style-name="P95"><text:span text:style-name="T96">Next meeting Tuesday 6th June</text:span></text:p>
      <text:p text:style-name="P97"/>
      <text:p text:style-name="P98"><text:span text:style-name="T99">9. Closure of the meetin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Liberation Mono" svg:font-family="Liberation Mono" style:font-family-generic="modern" style:font-pitch="fixed"/>
    <style:font-face style:name="OpenSymbol" style:font-charset="x-symbol" svg:font-family="Open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905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Otsikko1" style:display-name="Otsikko 1" style:family="paragraph" style:parent-style-name="Standard" style:next-style-name="Standard" style:default-outline-level="1">
      <style:paragraph-properties fo:keep-with-next="always" fo:keep-together="always" fo:margin-top="0.1666in" fo:margin-bottom="0in"/>
      <style:text-properties style:font-name="Calibri Light" style:font-name-asian="F" style:font-name-complex="Calibri Light" fo:color="#2E74B5" fo:font-size="16pt" style:font-size-asian="16pt" style:font-size-complex="16pt" fo:hyphenate="false"/>
    </style:style>
    <style:style style:name="Normaali" style:display-name="Normaali" style:family="paragraph">
      <style:text-properties fo:hyphenate="false"/>
    </style:style>
    <style:style style:name="Kappaleenoletusfontti" style:display-name="Kappaleen oletusfontti" style:family="text"/>
    <style:style style:name="Standard" style:display-name="Standard" style:family="paragraph">
      <style:paragraph-properties fo:widows="2" fo:orphans="2" fo:margin-bottom="0.1111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uettelo" style:display-name="Luettelo" style:family="paragraph" style:parent-style-name="Textbody">
      <style:text-properties style:font-name-complex="Lohit Devanagari" fo:font-size="12pt" style:font-size-asian="12pt" fo:hyphenate="false"/>
    </style:style>
    <style:style style:name="Kuvaotsikko" style:display-name="Kuvaotsikko"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NormaaliWWW" style:display-name="Normaali (WWW)" style:family="paragraph" style:parent-style-name="Standard">
      <style:paragraph-properties fo:margin-top="0.1944in" fo:margin-bottom="0.1944in"/>
      <style:text-properties style:font-name="Times New Roman" style:font-name-asian="Times New Roman" style:font-name-complex="Times New Roman" fo:font-size="12pt" style:font-size-asian="12pt" style:font-size-complex="12pt" style:language-asian="fi" style:country-asian="FI" fo:hyphenate="false"/>
    </style:style>
    <style:style style:name="Luettelokappale" style:display-name="Luettelokappale" style:family="paragraph" style:parent-style-name="Standard">
      <style:paragraph-properties fo:margin-left="0.5in">
        <style:tab-stops/>
      </style:paragraph-properties>
      <style:text-properties fo:hyphenate="false"/>
    </style:style>
    <style:style style:name="Vaintekstinä" style:display-name="Vain tekstinä" style:family="paragraph" style:parent-style-name="Normaali">
      <style:paragraph-properties fo:widows="2" fo:orphans="2" style:vertical-align="auto"/>
      <style:text-properties style:font-name-complex="Times New Roman" style:font-size-complex="10.5pt" fo:hyphenate="true"/>
    </style:style>
    <style:style style:name="HTML-esimuotoiltu" style:display-name="HTML-esimuotoiltu" style:family="paragraph" style:parent-style-name="Normaali">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i" style:country-asian="FI" fo:hyphenate="true"/>
    </style:style>
    <style:style style:name="Internetlink" style:display-name="Internet link" style:family="text" style:parent-style-name="Kappaleenoletusfontti">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Kappaleenoletusfontti">
      <style:text-properties fo:color="#954F72" style:text-underline-type="single" style:text-underline-style="solid" style:text-underline-width="auto" style:text-underline-mode="continuous" style:text-underline-color="font-color"/>
    </style:style>
    <style:style style:name="Otsikko1Char" style:display-name="Otsikko 1 Char" style:family="text" style:parent-style-name="Kappaleenoletusfontti">
      <style:text-properties style:font-name="Calibri Light" style:font-name-asian="F" style:font-name-complex="F" fo:color="#2E74B5" fo:font-size="16pt" style:font-size-asian="16pt" style:font-size-complex="16pt"/>
    </style:style>
    <style:style style:name="Ratkaisematonmaininta" style:display-name="Ratkaisematon maininta" style:family="text" style:parent-style-name="Kappaleenoletusfontti">
      <style:text-properties fo:color="#605E5C" fo:background-color="#E1DFDD"/>
    </style:style>
    <style:style style:name="ListLabel1" style:display-name="ListLabel 1" style:family="text">
      <style:text-properties fo:font-size="10pt" style:font-size-asian="10pt"/>
    </style:style>
    <style:style style:name="ListLabel2" style:display-name="ListLabel 2" style:family="text">
      <style:text-properties style:font-name-complex="Times New Roman" fo:font-size="10pt" style:font-size-asian="10pt"/>
    </style:style>
    <style:style style:name="ListLabel3" style:display-name="ListLabel 3" style:family="text">
      <style:text-properties fo:font-size="10pt" style:font-size-asian="10pt"/>
    </style:style>
    <style:style style:name="ListLabel4" style:display-name="ListLabel 4" style:family="text">
      <style:text-properties fo:font-size="10pt" style:font-size-asian="10pt"/>
    </style:style>
    <style:style style:name="ListLabel5" style:display-name="ListLabel 5" style:family="text">
      <style:text-properties fo:font-size="10pt" style:font-size-asian="10pt"/>
    </style:style>
    <style:style style:name="ListLabel6" style:display-name="ListLabel 6" style:family="text">
      <style:text-properties fo:font-size="10pt" style:font-size-asian="10pt"/>
    </style:style>
    <style:style style:name="ListLabel7" style:display-name="ListLabel 7" style:family="text">
      <style:text-properties fo:font-size="10pt" style:font-size-asian="10pt"/>
    </style:style>
    <style:style style:name="ListLabel8" style:display-name="ListLabel 8" style:family="text">
      <style:text-properties fo:font-size="10pt" style:font-size-asian="10pt"/>
    </style:style>
    <style:style style:name="ListLabel9" style:display-name="ListLabel 9" style:family="text">
      <style:text-properties fo:font-size="10pt" style:font-size-asian="10pt"/>
    </style:style>
    <style:style style:name="ListLabel10" style:display-name="ListLabel 10" style:family="text">
      <style:text-properties fo:font-size="10pt" style:font-size-asian="10pt"/>
    </style:style>
    <style:style style:name="ListLabel11" style:display-name="ListLabel 11" style:family="text">
      <style:text-properties fo:font-size="10pt" style:font-size-asian="10pt"/>
    </style:style>
    <style:style style:name="ListLabel12" style:display-name="ListLabel 12" style:family="text">
      <style:text-properties fo:font-size="10pt" style:font-size-asian="10pt"/>
    </style:style>
    <style:style style:name="ListLabel13" style:display-name="ListLabel 13" style:family="text">
      <style:text-properties fo:font-size="10pt" style:font-size-asian="10pt"/>
    </style:style>
    <style:style style:name="ListLabel14" style:display-name="ListLabel 14" style:family="text">
      <style:text-properties fo:font-size="10pt" style:font-size-asian="10pt"/>
    </style:style>
    <style:style style:name="ListLabel15" style:display-name="ListLabel 15" style:family="text">
      <style:text-properties fo:font-size="10pt" style:font-size-asian="10pt"/>
    </style:style>
    <style:style style:name="ListLabel16" style:display-name="ListLabel 16" style:family="text">
      <style:text-properties fo:font-size="10pt" style:font-size-asian="10pt"/>
    </style:style>
    <style:style style:name="ListLabel17" style:display-name="ListLabel 17" style:family="text">
      <style:text-properties fo:font-size="10pt" style:font-size-asian="10pt"/>
    </style:style>
    <style:style style:name="ListLabel18" style:display-name="ListLabel 18" style:family="text">
      <style:text-properties fo:font-size="10pt" style:font-size-asian="10pt"/>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SourceText" style:display-name="Source Text" style:family="text">
      <style:text-properties style:font-name="Liberation Mono" style:font-name-asian="Liberation Mono" style:font-name-complex="Liberation Mono"/>
    </style:style>
    <style:style style:name="Hyperlinkki" style:display-name="Hyperlinkki" style:family="text" style:parent-style-name="Kappaleenoletusfontti">
      <style:text-properties fo:color="#0563C1" style:text-underline-type="single" style:text-underline-style="solid" style:text-underline-width="auto" style:text-underline-mode="continuous" style:text-underline-color="font-color"/>
    </style:style>
    <style:style style:name="relator-code" style:display-name="relator-code" style:family="text" style:parent-style-name="Kappaleenoletusfontti"/>
    <style:style style:name="BulletSymbols" style:display-name="Bullet Symbols" style:family="text">
      <style:text-properties style:font-name="OpenSymbol" style:font-name-asian="OpenSymbol" style:font-name-complex="OpenSymbol"/>
    </style:style>
    <style:style style:name="VaintekstinäChar" style:display-name="Vain tekstinä Char" style:family="text" style:parent-style-name="Kappaleenoletusfontti">
      <style:text-properties style:font-name-asian="Calibri" style:font-name-complex="Times New Roman" style:font-size-complex="10.5pt"/>
    </style:style>
    <style:style style:name="AvattuHyperlinkki" style:display-name="AvattuHyperlinkki" style:family="text" style:parent-style-name="Kappaleenoletusfontti">
      <style:text-properties fo:color="#954F72" style:text-underline-type="single" style:text-underline-style="solid" style:text-underline-width="auto" style:text-underline-mode="continuous" style:text-underline-color="font-color"/>
    </style:style>
    <style:style style:name="Voimakas" style:display-name="Voimakas" style:family="text" style:parent-style-name="Kappaleenoletusfontti">
      <style:text-properties fo:font-weight="bold" style:font-weight-asian="bold" style:font-weight-complex="bold"/>
    </style:style>
    <style:style style:name="HTML-esimuotoiltuChar" style:display-name="HTML-esimuotoiltu Char" style:family="text" style:parent-style-name="Kappaleenoletusfontti">
      <style:text-properties style:font-name="Courier New" style:font-name-asian="Times New Roman" style:font-name-complex="Courier New" fo:font-size="10pt" style:font-size-asian="10pt" style:font-size-complex="10pt" style:language-asian="fi" style:country-asian="FI"/>
    </style:style>
    <style:style style:name="cl" style:display-name="cl" style:family="text" style:parent-style-name="Kappaleenoletusfontti"/>
    <style:style style:name="nt" style:display-name="nt" style:family="text" style:parent-style-name="Kappaleenoletusfontti"/>
    <style:style style:name="na" style:display-name="na" style:family="text" style:parent-style-name="Kappaleenoletusfontti"/>
    <style:style style:name="s" style:display-name="s" style:family="text" style:parent-style-name="Kappaleenoletusfontti"/>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2" style:display-name="WWNum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3" style:display-name="WWNum3">
      <text:list-level-style-number text:level="1"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4" style:display-name="WWNum4">
      <text:list-level-style-number text:level="1"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5" style:display-name="WWNum5">
      <text:list-level-style-number text:level="1"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6" style:display-name="WWNum6">
      <text:list-level-style-number text:level="1"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7" style:display-name="WWNum7">
      <text:list-level-style-number text:level="1"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8" style:display-name="WWNum8">
      <text:list-level-style-number text:level="1"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9" style:display-name="WWNum9">
      <text:list-level-style-number text:level="1"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10" style:display-name="WWNum10">
      <text:list-level-style-number text:level="1"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12LVL1" style:family="text">
      <style:text-properties fo:font-size="10pt" style:font-size-asian="10pt"/>
    </style:style>
    <style:style style:name="WW_CharLFO12LVL2" style:family="text">
      <style:text-properties style:font-name="Times New Roman" style:font-name-complex="Times New Roman" fo:font-size="10pt" style:font-size-asian="10pt"/>
    </style:style>
    <style:style style:name="WW_CharLFO12LVL3" style:family="text">
      <style:text-properties fo:font-size="10pt" style:font-size-asian="10pt"/>
    </style:style>
    <style:style style:name="WW_CharLFO12LVL4" style:family="text">
      <style:text-properties fo:font-size="10pt" style:font-size-asian="10pt"/>
    </style:style>
    <style:style style:name="WW_CharLFO12LVL5" style:family="text">
      <style:text-properties fo:font-size="10pt" style:font-size-asian="10pt"/>
    </style:style>
    <style:style style:name="WW_CharLFO12LVL6" style:family="text">
      <style:text-properties fo:font-size="10pt" style:font-size-asian="10pt"/>
    </style:style>
    <style:style style:name="WW_CharLFO12LVL7" style:family="text">
      <style:text-properties fo:font-size="10pt" style:font-size-asian="10pt"/>
    </style:style>
    <style:style style:name="WW_CharLFO12LVL8" style:family="text">
      <style:text-properties fo:font-size="10pt" style:font-size-asian="10pt"/>
    </style:style>
    <style:style style:name="WW_CharLFO12LVL9" style:family="text">
      <style:text-properties fo:font-size="10pt" style:font-size-asian="10pt"/>
    </style:style>
    <text:list-style style:name="WWNum11" style:display-name="WWNum1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3LVL1" style:family="text">
      <style:text-properties fo:font-size="10pt" style:font-size-asian="10pt"/>
    </style:style>
    <style:style style:name="WW_CharLFO13LVL2" style:family="text">
      <style:text-properties fo:font-size="10pt" style:font-size-asian="10pt"/>
    </style:style>
    <style:style style:name="WW_CharLFO13LVL3" style:family="text">
      <style:text-properties fo:font-size="10pt" style:font-size-asian="10pt"/>
    </style:style>
    <style:style style:name="WW_CharLFO13LVL4" style:family="text">
      <style:text-properties fo:font-size="10pt" style:font-size-asian="10pt"/>
    </style:style>
    <style:style style:name="WW_CharLFO13LVL5" style:family="text">
      <style:text-properties fo:font-size="10pt" style:font-size-asian="10pt"/>
    </style:style>
    <style:style style:name="WW_CharLFO13LVL6" style:family="text">
      <style:text-properties fo:font-size="10pt" style:font-size-asian="10pt"/>
    </style:style>
    <style:style style:name="WW_CharLFO13LVL7" style:family="text">
      <style:text-properties fo:font-size="10pt" style:font-size-asian="10pt"/>
    </style:style>
    <style:style style:name="WW_CharLFO13LVL8" style:family="text">
      <style:text-properties fo:font-size="10pt" style:font-size-asian="10pt"/>
    </style:style>
    <style:style style:name="WW_CharLFO13LVL9" style:family="text">
      <style:text-properties fo:font-size="10pt" style:font-size-asian="10pt"/>
    </style:style>
    <text:list-style style:name="WWNum12" style:display-name="WWNum12">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3" style:display-name="WWNum13">
      <text:list-level-style-number text:level="1"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WWNum14" style:display-name="WWNum14">
      <text:list-level-style-number text:level="1"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16LVL2" style:family="text">
      <style:text-properties style:font-name="Times New Roman" style:font-name-complex="Courier New"/>
    </style:style>
    <style:style style:name="WW_CharLFO16LVL5" style:family="text">
      <style:text-properties style:font-name="Times New Roman" style:font-name-complex="Courier New"/>
    </style:style>
    <style:style style:name="WW_CharLFO16LVL8" style:family="text">
      <style:text-properties style:font-name="Times New Roman" style:font-name-complex="Courier New"/>
    </style:style>
    <text:list-style style:name="WWNum15" style:display-name="WWNum1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984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Hakala, Juha E</meta:initial-creator>
    <dc:creator>Alasdair MacDonald</dc:creator>
    <meta:creation-date>2023-06-02T15:20:00Z</meta:creation-date>
    <dc:date>2023-06-06T09:27:00Z</dc:date>
    <meta:template xlink:href="Normal" xlink:type="simple"/>
    <meta:editing-cycles>7</meta:editing-cycles>
    <meta:editing-duration>PT22560S</meta:editing-duration>
    <meta:user-defined meta:name="AppVersion">16.0000</meta:user-defined>
    <meta:user-defined meta:name="Company">University of Helsink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9" meta:word-count="728" meta:character-count="4871" meta:row-count="34" meta:non-whitespace-character-count="4152"/>
  </office:meta>
</office:document-meta>
</file>